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6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2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30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1-0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20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9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1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9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9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4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1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1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8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5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4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3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2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2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10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3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8-0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2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2-0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1-0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9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8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6-0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3-0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2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7-01-0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12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1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10-0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9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8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7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5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4-0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3-0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2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6-01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12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11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10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9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8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7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6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5-0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3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2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5-01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12-0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11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10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9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8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6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2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12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11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10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07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06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03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3-01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12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11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10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07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05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03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02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2-01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11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10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9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8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6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5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4-1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2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11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10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9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8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6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6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5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4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3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2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10-01-1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12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11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10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8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6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5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4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3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2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9-01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12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11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10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9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8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7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6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5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4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3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2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8-01-0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12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11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10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9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8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7-0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6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5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4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3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9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8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012105410401</text:p>
          </table:table-cell>
          <table:table-cell office:value-type="string" calcext:value-type="string">
            <text:p>NA04001232BAA <text:s/>RG42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754" meta:object-count="0"/>
    <meta:user-defined meta:name="AppVersion">3.0</meta:user-defined>
  </office:meta>
</office:document-meta>
</file>